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he bar object has a background and an indicator on it. The width of the indicator is set according to the current value of the bar.</text:p><text:p text:style-name="Standard">Vertical bars can be created if the width of the object is smaller than its height.</text:p><text:p text:style-name="Standard">Not only the end, but also the start value of the bar can be set, which changes the start position of the indicator.</text:p><text:p text:style-name="Standard">More info (<text:a xlink:type="simple" xlink:href="https://docs.lvgl.io/8.3/widgets/core/bar.html" text:style-name="Internet_20_link" text:visited-style-name="Visited_20_Internet_20_Link">link</text:a>)</text:p>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text:span text:style-name="backtick">Value</text:span> and <text:span text:style-name="backtick">Value start</text:span> can contain.</text:p>,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text:span text:style-name="backtick">Value</text:span> and <text:span text:style-name="backtick">Value start</text:span> can contain.</text:p>,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Bar mode options:</text:p>
                    <text:list xml:id="list_Bar7" text:style-name="List_20_1">
                        
                        <text:list-item>
                            <text:p text:style-name="List_20_1_20_End">
                                <text:span text:style-name="backtick">NORMAL</text:span> – A normal bar.
                            </text:p>
                            
                        </text:list-item>
                        
                    

                        <text:list-item>
                            <text:p text:style-name="List_20_1_20_End">
                                <text:span text:style-name="backtick">SYMMETRICAL</text:span> – Draw the indicator from the zero value to current value. Requires a negative minimum range and positive maximum range.
                            </text:p>
                            
                        </text:list-item>
                        
                    

                        <text:list-item>
                            <text:p text:style-name="List_20_1_20_End">
                                <text:span text:style-name="backtick">RANGE</text:span> – Allows setting the start value (<text:span text:style-name="backtick">Value start</text:span> property) and end value (<text:span text:style-name="backtick">Value</text:span> property).
                            </text:p>
                            
                        </text:list-item>
                        
                    
                    </text:list>
                ,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end value on the bar.</text:p>,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text:p>,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he start value on the bar if <text:span text:style-name="backtick">RANGE</text:span> mode is selected.</text:p>,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 start</text:span> can be evalu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2" text:continue-numbering="true" text:continue-list="list_Bar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ar14" text:continue-numbering="true" text:continue-list="list_Bar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ar15" text:continue-numbering="true" text:continue-list="list_Bar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16" text:continue-numbering="true" text:continue-list="list_Bar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ar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ar18" text:continue-numbering="true" text:continue-list="list_Bar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19" text:continue-numbering="true" text:continue-list="list_Bar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ar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ar21" text:continue-numbering="true" text:continue-list="list_Bar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22" text:continue-numbering="true" text:continue-list="list_Bar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ar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ar24" text:continue-numbering="true" text:continue-list="list_Bar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25" text:continue-numbering="true" text:continue-list="list_Bar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ar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27" text:continue-numbering="true" text:continue-list="list_Bar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28" text:continue-numbering="true" text:continue-list="list_Bar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ar29" text:continue-numbering="true" text:continue-list="list_Bar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ar30" text:continue-numbering="true" text:continue-list="list_Bar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ar31" text:continue-numbering="true" text:continue-list="list_Bar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ar32" text:continue-numbering="true" text:continue-list="list_Bar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ar33" text:continue-numbering="true" text:continue-list="list_Bar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ar34" text:continue-numbering="true" text:continue-list="list_Bar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ar35" text:continue-numbering="true" text:continue-list="list_Bar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ar36" text:continue-numbering="true" text:continue-list="list_Bar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ar37" text:continue-numbering="true" text:continue-list="list_Bar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ar38" text:continue-numbering="true" text:continue-list="list_Bar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ar39" text:continue-numbering="true" text:continue-list="list_Bar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ar40" text:continue-numbering="true" text:continue-list="list_Bar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Bar41" text:continue-numbering="true" text:continue-list="list_Bar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ar42" text:continue-numbering="true" text:continue-list="list_Bar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ar43" text:continue-numbering="true" text:continue-list="list_Bar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ar44" text:continue-numbering="true" text:continue-list="list_Bar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ar45" text:continue-numbering="true" text:continue-list="list_Bar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ar46" text:continue-numbering="true" text:continue-list="list_Bar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ar47" text:continue-numbering="true" text:continue-list="list_Bar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ar48" text:continue-numbering="true" text:continue-list="list_Bar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ar49" text:continue-numbering="true" text:continue-list="list_Bar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ar50" text:continue-numbering="true" text:continue-list="list_Bar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51" text:continue-numbering="true" text:continue-list="list_Bar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ar52" text:continue-numbering="true" text:continue-list="list_Bar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ar53" text:continue-numbering="true" text:continue-list="list_Bar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ar54" text:continue-numbering="true" text:continue-list="list_Bar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ar55" text:continue-numbering="true" text:continue-list="list_Bar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ar56" text:continue-numbering="true" text:continue-list="list_Bar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57" text:continue-numbering="true" text:continue-list="list_Bar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59" text:continue-numbering="true" text:continue-list="list_Bar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60" text:continue-numbering="true" text:continue-list="list_Bar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61" text:continue-numbering="true" text:continue-list="list_Bar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6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